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roman" style:font-pitch="variable"/>
    <style:font-face style:name="Noto Serif CJK JP" svg:font-family="'Noto Serif CJK JP'" style:font-family-generic="system" style:font-pitch="variable"/>
    <style:font-face style:name="TakaoPGothic" svg:font-family="TakaoPGothic" style:font-family-generic="swiss"/>
    <style:font-face style:name="TakaoPGothic1" svg:font-family="TakaoPGothic" style:font-family-generic="system" style:font-pitch="variable"/>
    <style:font-face style:name="ＭＳ ゴシック" svg:font-family="'ＭＳ ゴシック'" style:font-family-generic="modern" style:font-pitch="fixed"/>
  </office:font-face-decls>
  <office:automatic-styles>
    <style:style style:name="P1" style:family="paragraph" style:parent-style-name="Standard">
      <style:paragraph-properties fo:margin-left="0cm" fo:margin-right="0cm" fo:text-align="start" style:justify-single-word="false" fo:text-indent="0cm" style:auto-text-indent="false"/>
    </style:style>
    <style:style style:name="P2" style:family="paragraph" style:parent-style-name="Preformatted_20_Text">
      <style:text-properties fo:font-size="9pt" style:font-size-asian="9pt" style:font-size-complex="9pt"/>
    </style:style>
    <style:style style:name="P3" style:family="paragraph" style:parent-style-name="Standard">
      <style:paragraph-properties fo:margin-left="0cm" fo:margin-right="0cm" fo:text-align="start" style:justify-single-word="false" fo:text-indent="0cm" style:auto-text-indent="false"/>
      <style:text-properties fo:color="#ff0000" loext:opacity="100%" style:font-name="Noto Sans Mono CJK JP" fo:font-size="12pt" style:font-size-asian="12pt"/>
    </style:style>
    <style:style style:name="P4" style:family="paragraph" style:parent-style-name="Standard">
      <style:paragraph-properties fo:margin-left="0cm" fo:margin-right="0cm" fo:text-align="start" style:justify-single-word="false" fo:text-indent="0cm" style:auto-text-indent="false"/>
      <style:text-properties fo:color="#ff0000" loext:opacity="100%" style:font-name="Noto Sans Mono CJK JP" fo:font-size="12pt" officeooo:paragraph-rsid="00070fd4" style:font-size-asian="12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Text_20_body">
      <style:text-properties officeooo:paragraph-rsid="0005b203"/>
    </style:style>
    <style:style style:name="P7" style:family="paragraph" style:parent-style-name="Text_20_body">
      <style:text-properties officeooo:paragraph-rsid="00070fd4"/>
    </style:style>
    <style:style style:name="T1" style:family="text">
      <style:text-properties fo:color="#ff0000" loext:opacity="100%" style:font-name="Noto Sans Mono CJK JP" fo:font-size="12pt" style:font-size-asian="12pt"/>
    </style:style>
    <style:style style:name="T2" style:family="text">
      <style:text-properties style:font-name="Liberation Sans" fo:font-size="18pt" fo:font-weight="bold" style:font-name-asian="Noto Sans CJK JP" style:font-size-asian="18pt" style:font-weight-asian="bold" style:font-name-complex="TakaoPGothic1" style:font-size-complex="18pt" style:font-weight-complex="bold"/>
    </style:style>
    <style:style style:name="T3" style:family="text">
      <style:text-properties style:font-name="Liberation Sans" fo:font-size="28pt" fo:font-weight="bold" style:font-name-asian="Noto Sans CJK JP" style:font-size-asian="28pt" style:font-weight-asian="bold" style:font-name-complex="TakaoPGothic1" style:font-size-complex="28pt" style:font-weight-complex="bold"/>
    </style:style>
    <style:style style:name="T4" style:family="text">
      <style:text-properties officeooo:rsid="0005b2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令和４</text:span>医科通知順序誤り</text:p>
      <text:p text:style-name="Text_20_body"/>
      <text:p text:style-name="P3">2023-06-05 17:06:15.036 TestParser INFO: test医科通知読み込み</text:p>
      <text:h text:style-name="Heading_20_1" text:outline-level="1">A101 療養病棟入院基本料（１日につき）</text:h>
      <text:p text:style-name="Text_20_body">「<text:span text:style-name="T4">[計算例]」という未定義のトークンがある。これは最初の②に食われている。</text:span></text:p>
      <text:p text:style-name="P3">2023-06-05 17:06:15.653 Parser WARNING: 順序誤り: 1_2_1_A101_18_1_1 Token(丸数字, ①, 前月までの６か月間に50人退棟し、入棟時にＦＩＭ運動項目が50点、退棟時に80, 000907838.pdf:34:1426:16, [点だったものが30人、入棟時にＦＩＭ運動項目が40点、退棟時に65点だったものが, 20人とすると、(80-50)× 30＋(65-40)× 20 = 1,400])</text:p>
      <text:p text:style-name="P2"/>
      <text:p text:style-name="引用テキスト"><text:s text:c="9"/>（18） <text:s/>「注 11」に規定するＦＩＭの測定に係る取扱いについては、以下のとおりとする。な</text:p>
      <text:p text:style-name="引用テキスト"><text:s text:c="13"/>お、令和４年３月31日において現に療養病棟入院基本料に係る届出を行っている保険医療</text:p>
      <text:p text:style-name="引用テキスト"><text:s text:c="13"/>機関については、令和４年９月30日までの間に限り、ＦＩＭの測定を行っているものとみ</text:p>
      <text:p text:style-name="引用テキスト"><text:s text:c="13"/>なすものであること。</text:p>
      <text:p text:style-name="引用テキスト"><text:s text:c="13"/>ア <text:s/>前月までの６か月間に当該医療機関の療養病棟から退棟した患者（イ及びエの規定に</text:p>
      <text:p text:style-name="引用テキスト"><text:s text:c="16"/>よって計算対象から除外する患者を除く。）について、以下の①の総和を②の総和で除</text:p>
      <text:p text:style-name="引用テキスト"><text:s text:c="16"/>したもの（以下「療養病棟リハビリテーション実績指数」という。）を各年度４月、７</text:p>
      <text:p text:style-name="引用テキスト"><text:s text:c="16"/>月、10月及び１月において算出していること。</text:p>
      <text:p text:style-name="引用テキスト"><text:s text:c="16"/>① <text:s/>退棟時のＦＩＭ運動項目の得点から、入棟時のＦＩＭ運動項目の得点を控除したも</text:p>
      <text:p text:style-name="引用テキスト"><text:s text:c="18"/>の。</text:p>
      <text:p text:style-name="引用テキスト"><text:s text:c="16"/>② <text:s/>各患者の入棟から退棟までの日数を、回復期リハビリテーション病棟入院料「注</text:p>
      <text:p text:style-name="引用テキスト"><text:s text:c="18"/>１」に規定する厚生労働大臣が定める日数の上限のうち当該患者の入棟時の状態に応</text:p>
      <text:p text:style-name="引用テキスト"><text:s text:c="18"/>じたもので除したもの（回復期リハビリテーションを要する状態に該当しない患者に</text:p>
      <text:p text:style-name="引用テキスト"><text:s text:c="18"/>ついては、180日で除すること。）</text:p>
      <text:p text:style-name="引用テキスト"><text:s text:c="14"/>[計算例]</text:p>
      <text:p text:style-name="引用テキスト"><text:s text:c="16"/>① <text:s/>前月までの６か月間に50人退棟し、入棟時にＦＩＭ運動項目が50点、退棟時に80</text:p>
      <text:p text:style-name="引用テキスト"><text:s text:c="18"/>点だったものが30人、入棟時にＦＩＭ運動項目が40点、退棟時に65点だったものが</text:p>
      <text:p text:style-name="引用テキスト"><text:s text:c="18"/>20人とすると、(80-50)× 30＋(65-40)× 20 = 1,400</text:p>
      <text:p text:style-name="引用テキスト"><text:s text:c="16"/>② <text:s/>前月までの６か月間に50人退棟し、そのうち30人が大腿骨骨折手術後（回復期リ</text:p>
      <text:p text:style-name="P2"><text:s text:c="18"/>ハビリテーション病棟入院料における算定日数上限が90日）で実際には72日で退</text:p>
      <text:p text:style-name="P2"><text:s text:c="18"/>棟、残り20人が脳卒中（回復期リハビリテーション病棟入院料における算定日数上限</text:p>
      <text:p text:style-name="P2"><text:s text:c="18"/>が150日）で実際には135日で退棟したとすると、(72/90)× 30 + (135/150)× 20 = 42</text:p>
      <text:p text:style-name="P2"><text:s text:c="19"/>従って、この例では療養病棟リハビリテーション実績指数は①／②＝33.3となる。</text:p>
      <text:h text:style-name="Heading_20_1" text:outline-level="1">A248 精神疾患診療体制加算</text:h>
      <text:p text:style-name="Text_20_body">「カナ」の順序がアイウエオ順ではなく、イロハ順になっている。</text:p>
      <text:p text:style-name="P3">2023-06-05 17:06:15.656 Parser WARNING: 順序誤り: 1_2_2_A248_5_2 Token(カナ, イ, 過去６か月以内に精神科受診の既往がある患者, 000907838.pdf:86:3660:14, [])</text:p>
      <text:p text:style-name="P3">2023-06-05 17:06:15.668 Parser WARNING: 順序誤り: 1_2_2_A248_5_43 Token(カナ, ロ, 医師が、抑うつ、せん妄、躁状態等、精神状態の異常を認めた患者, 000907838.pdf:86:3661:14, [])</text:p>
      <text:p text:style-name="P3"><text:soft-page-break/>2023-06-05 17:06:15.671 Parser WARNING: 順序誤り: 1_2_2_A248_5_26 Token(カナ, ハ, アルコール中毒を除く急性薬毒物中毒が診断された患者, 000907838.pdf:86:3662:14, [])</text:p>
      <text:p text:style-name="P3"/>
      <text:p text:style-name="引用テキスト"><text:s text:c="9"/>(５) <text:s/>(４)において、精神症状を有する患者とは、以下の場合をいうこと。</text:p>
      <text:p text:style-name="引用テキスト"><text:s text:c="14"/>イ <text:s/>過去６か月以内に精神科受診の既往がある患者</text:p>
      <text:p text:style-name="引用テキスト"><text:s text:c="14"/>ロ <text:s/>医師が、抑うつ、せん妄、躁状態等、精神状態の異常を認めた患者</text:p>
      <text:p text:style-name="引用テキスト"><text:s text:c="14"/>ハ <text:s/>アルコール中毒を除く急性薬毒物中毒が診断された患者</text:p>
      <text:h text:style-name="Heading_20_1" text:outline-level="1">A308 回復期リハビリテーション病棟入院料（１日につき）</text:h>
      <text:p text:style-name="P6">「<text:span text:style-name="T4">[計算例]」という未定義のトークンがある。これはイの②に食われている。</text:span></text:p>
      <text:p text:style-name="P3">2023-06-05 17:06:15.673 Parser WARNING: 順序誤り: 1_2_3_A308_11_2_1 Token(丸数字, ①, 前月までの６か月間に50人退棟し、入棟時にＦＩＭ運動項目が50点、退棟時, 000907838.pdf:105:4365:18, [に80点だったものが30人、入棟時にＦＩＭ運動項目が40点、退棟時に65点だ, ったものが20人とすると、(80-50)× 30＋(65-40)× 20 = 1,400])</text:p>
      <text:p text:style-name="P3"/>
      <text:p text:style-name="引用テキスト"><text:s text:c="9"/>(11) <text:s/>「注３」に規定する「別に厚生労働大臣が定める費用」に係る取扱いについては、</text:p>
      <text:p text:style-name="引用テキスト"><text:s text:c="14"/>以下のとおりとする。</text:p>
      <text:p text:style-name="引用テキスト"><text:s text:c="13"/>ア <text:s/>基本診療料の施設基準等別表第九の三に規定する「当該保険医療機関における回復</text:p>
      <text:p text:style-name="引用テキスト"><text:s text:c="16"/>期リハビリテーション病棟においてリハビリテーションの提供実績を相当程度有する」</text:p>
      <text:p text:style-name="引用テキスト"><text:s text:c="16"/>場合とは、①及び②を各年度４月、７月、10月及び１月において算出し、①が10名</text:p>
      <text:p text:style-name="引用テキスト"><text:s text:c="16"/>以上かつ②が６単位以上である状態が２回連続した場合をいう。②の算出には、「基</text:p>
      <text:p text:style-name="引用テキスト"><text:s text:c="16"/>本診療料の施設基準等及びその届出に関する手続きの取扱いについて」別添４第 11</text:p>
      <text:p text:style-name="引用テキスト"><text:s text:c="16"/>の１(８)に示した式において「直近１か月間」とあるものを「直近６か月間」と読み</text:p>
      <text:p text:style-name="引用テキスト"><text:s text:c="16"/>替えた計算式を用いる。</text:p>
      <text:p text:style-name="引用テキスト"><text:s text:c="16"/>① <text:s/>前月までの６か月間に回復期リハビリテーション病棟から退棟した患者数（ウ及</text:p>
      <text:p text:style-name="引用テキスト"><text:s text:c="18"/>びエの規定により計算対象から除外するものを除く。）</text:p>
      <text:p text:style-name="引用テキスト"><text:s text:c="16"/>② <text:s/>直近６か月間の回復期リハビリテーションを要する状態の患者（在棟中に死亡し</text:p>
      <text:p text:style-name="引用テキスト"><text:s text:c="18"/>た患者、入棟日においてウの①から④までのいずれかに該当した患者及びエの規定</text:p>
      <text:p text:style-name="引用テキスト"><text:s text:c="18"/>によりリハビリテーション実績指数の計算対象から除外した患者を含む。）に対す</text:p>
      <text:p text:style-name="引用テキスト"><text:s text:c="18"/>る１日当たりのリハビリテーション提供単位数の平均値</text:p>
      <text:p text:style-name="引用テキスト"><text:s text:c="13"/>イ <text:s/>基本診療料の施設基準等別表第九の三に規定する「効果に係る相当程度の実績が認</text:p>
      <text:p text:style-name="引用テキスト"><text:s text:c="16"/>められない場合」とは、前月までの６か月間に当該医療機関の回復期リハビリテーシ</text:p>
      <text:p text:style-name="引用テキスト"><text:s text:c="16"/>ョン病棟から退棟した患者（ウ及びエの規定によって計算対象から除外する患者を除</text:p>
      <text:p text:style-name="引用テキスト"><text:s text:c="16"/>く。）について、以下の①の総和を②の総和で除したもの（以下「リハビリテーショ</text:p>
      <text:p text:style-name="引用テキスト"><text:s text:c="16"/>ン実績指数」という。）を各年度４月、７月、10 月及び１月において算出し、リハビ</text:p>
      <text:p text:style-name="引用テキスト"><text:s text:c="16"/>リテーション実績指数が２回連続して27を下回った場合をいう。</text:p>
      <text:p text:style-name="引用テキスト"><text:s text:c="16"/>① <text:s/>退棟時のＦＩＭ運動項目の得点から、入棟時のＦＩＭ運動項目の得点を控除した</text:p>
      <text:p text:style-name="引用テキスト"><text:s text:c="18"/>もの。</text:p>
      <text:p text:style-name="引用テキスト"><text:s text:c="16"/>② <text:s/>各患者の入棟から退棟までの日数を、「注１」に規定する厚生労働大臣が定める</text:p>
      <text:p text:style-name="引用テキスト"><text:s text:c="18"/>日数の上限のうち当該患者の入棟時の状態に応じたもので除したもの</text:p>
      <text:p text:style-name="引用テキスト"><text:s text:c="18"/>[計算例]</text:p>
      <text:p text:style-name="引用テキスト"><text:s text:c="18"/>① <text:s/>前月までの６か月間に50人退棟し、入棟時にＦＩＭ運動項目が50点、退棟時</text:p>
      <text:p text:style-name="引用テキスト"><text:s text:c="20"/>に80点だったものが30人、入棟時にＦＩＭ運動項目が40点、退棟時に65点だ</text:p>
      <text:p text:style-name="引用テキスト"><text:s text:c="20"/>ったものが20人とすると、(80-50)× 30＋(65-40)× 20 = 1,400</text:p>
      <text:p text:style-name="引用テキスト"><text:s text:c="18"/>② <text:s/>前月までの６か月間に50人退棟し、そのうち30人が大腿骨骨折手術後（回復</text:p>
      <text:p text:style-name="引用テキスト"><text:s text:c="20"/>期リハビリテーション病棟入院料の算定日数上限が90日）で実際には72日で退</text:p>
      <text:p text:style-name="引用テキスト"><text:s text:c="20"/>棟、残り 20 人が脳卒中（回復期リハビリテーション病棟入院料の算定日数上限</text:p>
      <text:p text:style-name="引用テキスト"><text:s text:c="20"/>が150日）で実際には135日で退棟したとすると、(72/90)× 30 + (135/150)× 20 = 42</text:p>
      <text:p text:style-name="引用テキスト"><text:s text:c="20"/>従って、この例ではリハビリテーション実績指数は①／②＝33.3となる。</text:p>
      <text:h text:style-name="Heading_20_1" text:outline-level="1">B001<text:span text:style-name="T2">-2-6 夜間休日救急搬送医学管理料</text:span></text:h>
      <text:p text:style-name="P7">「カナ」の順序がアイウエオ順ではなく、イロハ順になっている。</text:p>
      <text:p text:style-name="P4"><text:soft-page-break/>2023-06-05 17:06:15.674 Parser WARNING: 順序誤り: 2_1_1_B001-2-6_2_2 Token(カナ, イ, 過去６月以内に精神科受診の既往がある患者, 000907838.pdf:161:6753:13, [])</text:p>
      <text:p text:style-name="P3">2023-06-05 17:06:15.675 Parser WARNING: 順序誤り: 2_1_1_B001-2-6_2_43 Token(カナ, ロ, アルコール中毒を除く急性薬毒物中毒が診断された患者, 000907838.pdf:161:6754:14, [])</text:p>
      <text:p text:style-name="P3"/>
      <text:p text:style-name="Preformatted_20_Text"><text:s text:c="9"/>(２) <text:s/>「注２」に規定する精神科疾患患者等受入加算の対象患者は、深夜、時間外又は休日に</text:p>
      <text:p text:style-name="Preformatted_20_Text"><text:s text:c="14"/>救急用の自動車及び救急医療用ヘリコプターで搬送された患者のうち、以下のいずれかの</text:p>
      <text:p text:style-name="Preformatted_20_Text"><text:s text:c="14"/>ものとする。</text:p>
      <text:p text:style-name="Preformatted_20_Text"><text:s text:c="13"/>イ <text:s/>過去６月以内に精神科受診の既往がある患者</text:p>
      <text:p text:style-name="Preformatted_20_Text"><text:s text:c="14"/>ロ <text:s/>アルコール中毒を除く急性薬毒物中毒が診断された患者</text:p>
      <text:h text:style-name="Heading_20_1" text:outline-level="1">D236-2 光トポグラフィー</text:h>
      <text:p text:style-name="P7">「カナ」の順序がアイウエオ順ではなく、イロハ順になっている。</text:p>
      <text:p text:style-name="P4">2023-06-05 17:06:15.678 Parser WARNING: 順序誤り: 2_3_3_D236-2_3_2 Token(カナ, イ, 措置入院及び緊急措置入院時の診察, 000907838.pdf:354:15251:18, [])</text:p>
      <text:p text:style-name="P1"><text:span text:style-name="T1">2023-06-05 17:06:15.678 Parser WARNING: 順序誤り: 2_3_3_D236-2_3_43 Token(カナ, ロ, 医療保護入院及び応急入院のための移送時の診察, 000907838.pdf:354:15252:18, [])</text:span></text:p>
      <text:p text:style-name="P3">2023-06-05 17:06:15.680 Parser WARNING: 順序誤り: 2_3_3_D236-2_3_26 Token(カナ, ハ, 精神医療審査会における業務, 000907838.pdf:354:15253:18, [])</text:p>
      <text:p text:style-name="P3">2023-06-05 17:06:15.683 Parser WARNING: 順序誤り: 2_3_3_D236-2_3_22 Token(カナ, ニ, 精神科病院への立入検査での診察, 000907838.pdf:354:15254:18, [])</text:p>
      <text:p text:style-name="P3">2023-06-05 17:06:15.684 Parser WARNING: 順序誤り: 2_3_3_D236-2_3_30 Token(カナ, ホ, その他都道府県の依頼による公務員としての業務, 000907838.pdf:354:15255:18, [])</text:p>
      <text:p text:style-name="P3"/>
      <text:p text:style-name="Preformatted_20_Text"><text:s text:c="16"/>② <text:s/>精神保健福祉法上の精神保健指定医の公務員としての業務（措置診察等）について、</text:p>
      <text:p text:style-name="Preformatted_20_Text"><text:s text:c="18"/>都道府県に積極的に協力し、診察業務等を年１回以上行うこと。具体的には、都道府</text:p>
      <text:p text:style-name="Preformatted_20_Text"><text:s text:c="18"/>県に連絡先等を登録し、都道府県の依頼による公務員としての業務等に参画し、次の</text:p>
      <text:p text:style-name="Preformatted_20_Text"><text:s text:c="18"/>イからホまでのいずれかの診察あるいは業務を年１回以上行うこと。</text:p>
      <text:p text:style-name="Preformatted_20_Text"><text:s text:c="18"/>イ <text:s/>措置入院及び緊急措置入院時の診察</text:p>
      <text:p text:style-name="Preformatted_20_Text"><text:s text:c="18"/>ロ <text:s/>医療保護入院及び応急入院のための移送時の診察</text:p>
      <text:p text:style-name="Preformatted_20_Text"><text:s text:c="18"/>ハ <text:s/>精神医療審査会における業務</text:p>
      <text:p text:style-name="Preformatted_20_Text"><text:s text:c="18"/>ニ <text:s/>精神科病院への立入検査での診察</text:p>
      <text:p text:style-name="Preformatted_20_Text"><text:s text:c="18"/>ホ <text:s/>その他都道府県の依頼による公務員としての業務</text:p>
      <text:h text:style-name="Heading_20_1" text:outline-level="1">D291-3 内服・点滴誘発試験</text:h>
      <text:p text:style-name="P7">「［内視鏡検査に係る共通事項（区分番号「Ｄ２９５」から区分番号「Ｄ３２５」まで）］<text:span text:style-name="T4">」という未定義のトークンがある。これはイの②に食われている。</text:span></text:p>
      <text:p text:style-name="P3">2023-06-05 17:06:15.685 Parser WARNING: 順序誤り: 2_3_3_D291-3_1 Token(括弧数字, (１), 本節の通則による新生児加算又は乳幼児加算を行う場合には、超音波内視鏡検査加算は、, 000907838.pdf:372:16026:9, [所定点数に含まないものとする。])</text:p>
      <text:p text:style-name="P3"/>
      <text:p text:style-name="引用テキスト"><text:s text:c="7"/>Ｄ２９１－３ <text:s/>内服・点滴誘発試験</text:p>
      <text:p text:style-name="引用テキスト"><text:s text:c="9"/>(１) <text:s/>貼付試験、皮内反応、リンパ球幼若化検査等で診断がつかない薬疹の診断を目的とした</text:p>
      <text:p text:style-name="引用テキスト"><text:s text:c="13"/>場合であって、入院中の患者に対して被疑薬を内服若しくは点滴・静注した場合に限り算</text:p>
      <text:p text:style-name="引用テキスト"><text:soft-page-break/><text:s text:c="13"/>定できる。</text:p>
      <text:p text:style-name="引用テキスト"><text:s text:c="9"/>(２) <text:s/>検査を行うに当たっては、内服・点滴誘発試験の危険性、必要性、検査方法及びその他</text:p>
      <text:p text:style-name="引用テキスト"><text:s text:c="13"/>の留意事項について、患者又はその家族等に対して文書により説明の上交付するとともに、</text:p>
      <text:p text:style-name="引用テキスト"><text:s text:c="13"/>その文書の写しを診療録に添付すること。</text:p>
      <text:p text:style-name="引用テキスト"><text:s text:c="7"/>［内視鏡検査に係る共通事項（区分番号「Ｄ２９５」から区分番号「Ｄ３２５」まで）］</text:p>
      <text:p text:style-name="引用テキスト"><text:s text:c="9"/>(１) <text:s/>本節の通則による新生児加算又は乳幼児加算を行う場合には、超音波内視鏡検査加算は、</text:p>
      <text:p text:style-name="引用テキスト"><text:s text:c="13"/>所定点数に含まないものとする。</text:p>
      <text:p text:style-name="引用テキスト"><text:s text:c="9"/>(２) <text:s/>内視鏡検査の「通則２」による算定において、区分番号「Ｄ３１３」大腸内視鏡検査の</text:p>
      <text:p text:style-name="引用テキスト"><text:s text:c="13"/>「１」のイ、ロ及びハについては、同一の検査として扱う。また、準用が通知されている</text:p>
      <text:p text:style-name="引用テキスト"><text:s text:c="13"/>検査については、当該検査が準ずることとされている検査と同一の検査として扱う。</text:p>
      <text:p text:style-name="引用テキスト"><text:s text:c="9"/>(３) <text:s/>通則３の当該保険医療機関以外の医療機関で撮影した内視鏡写真について診断を行った</text:p>
      <text:p text:style-name="引用テキスト"><text:s text:c="13"/>場合の点数は、区分番号「Ａ０００」に掲げる初診料（注５に規定する２つ目の診療科に</text:p>
      <text:p text:style-name="引用テキスト"><text:s text:c="13"/>係る初診料を含む。）を算定した日に限り、算定できる。</text:p>
      <text:p text:style-name="引用テキスト"/>
      <text:p text:style-name="P7">「括弧カナ」がイロハ順ではなくアイウエオ順になっている。</text:p>
      <text:p text:style-name="P3">2023-06-05 17:06:15.686 Parser WARNING: 順序誤り: 2_3_3_D291-3_4_36 Token(括弧カナ, (ア), 休日加算、時間外加算又は深夜加算が算定できる初診又は再診に引き続き行われた, 000907838.pdf:372:16039:13, [緊急内視鏡検査の場合])</text:p>
      <text:p text:style-name="P3">2023-06-05 17:06:15.686 Parser WARNING: 順序誤り: 2_3_3_D291-3_4_1 Token(括弧カナ, (イ), 初診又は再診に引き続いて、内視鏡検査に必要不可欠な検査等を行った後速やかに, 000907838.pdf:372:16041:13, [内視鏡検査（休日に行うもの又はその開始時間（患者に対し直接施療した時をいう。）, が診療時間以外の時間若しくは深夜であるものに限る。）を開始した場合であって、, 当該初診又は再診から内視鏡検査の開始時間までの間が８時間以内である場合（当該, 内視鏡検査の開始時間が入院手続きの後の場合を含む。）])</text:p>
      <text:p text:style-name="P1"/>
      <text:p text:style-name="引用テキスト"><text:s text:c="9"/>(４) <text:s/>「通則５」の入院中の患者以外の患者に対する内視鏡検査（区分番号「Ｄ３２４」及び<text:span text:style-name="T1"/></text:p>
      <text:p text:style-name="引用テキスト"><text:s text:c="13"/>「Ｄ３２５」を除く。以下、「通則５」に係る留意事項において、「内視鏡検査」とい<text:span text:style-name="T1"/></text:p>
      <text:p text:style-name="引用テキスト"><text:s text:c="13"/>う。）の休日加算、時間外加算又は深夜加算は、次の場合に算定できる。ただし、内視鏡<text:span text:style-name="T1"/></text:p>
      <text:p text:style-name="引用テキスト"><text:s text:c="13"/>検査が保険医療機関又は保険医の都合により休日、時間外又は深夜に行われた場合には算<text:span text:style-name="T1"/></text:p>
      <text:p text:style-name="引用テキスト"><text:s text:c="13"/>定できない。<text:span text:style-name="T1"/></text:p>
      <text:p text:style-name="引用テキスト"><text:s text:c="13"/>(ア) <text:s/>休日加算、時間外加算又は深夜加算が算定できる初診又は再診に引き続き行われた<text:span text:style-name="T1"/></text:p>
      <text:p text:style-name="引用テキスト"><text:s text:c="18"/>緊急内視鏡検査の場合<text:span text:style-name="T1"/></text:p>
      <text:p text:style-name="引用テキスト"><text:s text:c="13"/>(イ) <text:s/>初診又は再診に引き続いて、内視鏡検査に必要不可欠な検査等を行った後速やかに<text:span text:style-name="T1"/></text:p>
      <text:p text:style-name="引用テキスト"><text:s text:c="18"/>内視鏡検査（休日に行うもの又はその開始時間（患者に対し直接施療した時をいう。）<text:span text:style-name="T1"/></text:p>
      <text:p text:style-name="引用テキスト"><text:s text:c="18"/>が診療時間以外の時間若しくは深夜であるものに限る。）を開始した場合であって、<text:span text:style-name="T1"/></text:p>
      <text:p text:style-name="引用テキスト"><text:s text:c="18"/>当該初診又は再診から内視鏡検査の開始時間までの間が８時間以内である場合（当該<text:span text:style-name="T1"/></text:p>
      <text:p text:style-name="引用テキスト"><text:s text:c="18"/>内視鏡検査の開始時間が入院手続きの後の場合を含む。）<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roman" style:font-pitch="variable"/>
    <style:font-face style:name="Noto Serif CJK JP" svg:font-family="'Noto Serif CJK JP'" style:font-family-generic="system" style:font-pitch="variable"/>
    <style:font-face style:name="TakaoPGothic" svg:font-family="TakaoPGothic" style:font-family-generic="swiss"/>
    <style:font-face style:name="TakaoPGothic1" svg:font-family="TakaoPGothic"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JP" style:font-size-asian="10.5pt" style:language-asian="ja" style:country-asian="JP" style:font-name-complex="TakaoPGothi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PGothic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TakaoPGothic1"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kaoPGothic" style:font-family-complex="TakaoPGothi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kaoPGothic"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 style:font-family-complex="TakaoPGothic"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引用テキスト" style:family="paragraph" style:parent-style-name="Preformatted_20_Text">
      <style:text-properties fo:font-size="9pt" style:font-size-asian="9pt" style:font-size-complex="9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5T17:12:37.954102833</meta:creation-date>
    <dc:date>2023-06-05T18:46:43.455000000</dc:date>
    <meta:editing-duration>PT30M41S</meta:editing-duration>
    <meta:editing-cycles>4</meta:editing-cycles>
    <meta:generator>LibreOffice/7.5.1.2$Windows_X86_64 LibreOffice_project/fcbaee479e84c6cd81291587d2ee68cba099e129</meta:generator>
    <meta:document-statistic meta:table-count="0" meta:image-count="0" meta:object-count="0" meta:page-count="4" meta:paragraph-count="133" meta:word-count="4527" meta:character-count="7810" meta:non-whitespace-character-count="5971"/>
  </office:meta>
</office:document-meta>
</file>